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zxx" fo:country="none" style:font-size-asian="18pt" style:language-asian="zxx" style:country-asian="none" style:font-size-complex="18pt" style:language-complex="zxx" style:country-complex="none"/>
    </style:style>
    <style:style style:name="P2" style:family="paragraph" style:parent-style-name="Standard">
      <style:paragraph-properties fo:text-align="start" style:justify-single-word="false"/>
      <style:text-properties fo:font-size="12pt" fo:language="zxx" fo:country="none" style:font-size-asian="10.5pt" style:language-asian="zxx" style:country-asian="none" style:font-size-complex="12pt" style:language-complex="zxx" style:country-complex="none"/>
    </style:style>
    <style:style style:name="P3" style:family="paragraph" style:parent-style-name="Standard">
      <style:paragraph-properties fo:text-align="start" style:justify-single-word="false"/>
      <style:text-properties style:font-name="Source Code Pro" fo:font-size="12pt" fo:language="zxx" fo:country="none" style:font-size-asian="10.5pt" style:language-asian="zxx" style:country-asian="none" style:font-size-complex="12pt" style:language-complex="zxx" style:country-complex="none"/>
    </style:style>
    <style:style style:name="P4" style:family="paragraph" style:parent-style-name="Standard">
      <style:paragraph-properties fo:text-align="start" style:justify-single-word="false"/>
      <style:text-properties style:font-name="Source Code Pro" fo:font-size="12pt" fo:language="zxx" fo:country="none" fo:font-weight="bold" style:font-size-asian="10.5pt" style:language-asian="zxx" style:country-asian="none" style:font-weight-asian="bold" style:font-size-complex="12pt" style:language-complex="zxx" style:country-complex="none"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gister of errors generated by TVM</text:p>
      <text:p text:style-name="P1"/>
      <text:p text:style-name="P2">201 - "Warning: the mark is not detected" warning returned by the machine if the label to which the transition should occur cannot be detected, by default the transition occurs at the very beginning of the program.</text:p>
      <text:p text:style-name="P2"/>
      <text:p text:style-name="P2">An example of a program in which this problem occurs:</text:p>
      <text:p text:style-name="P2"/>
      <text:p text:style-name="P3">.main</text:p>
      <text:p text:style-name="P3">.jump 1</text:p>
      <text:p text:style-name="P3">.end</text:p>
      <text:p text:style-name="P2"/>
      <text:p text:style-name="P2">Decision:</text:p>
      <text:p text:style-name="P2"/>
      <text:p text:style-name="P4">.point 1</text:p>
      <text:p text:style-name="P4">* Some code *</text:p>
      <text:p text:style-name="P4">.goback</text:p>
      <text:p text:style-name="P3"/>
      <text:p text:style-name="P3">.main</text:p>
      <text:p text:style-name="P3">.jump 1</text:p>
      <text:p text:style-name="P3">.end</text:p>
      <text:p text:style-name="P2"/>
      <text:p text:style-name="P2">301 - "Critical error: directive not found .main" error occurs when it is impossible to go to the Directive .main (missing).</text:p>
      <text:p text:style-name="P2"/>
      <text:p text:style-name="P2">An example of a program in which this problem occurs:</text:p>
      <text:p text:style-name="P2"/>
      <text:p text:style-name="P3">push 123</text:p>
      <text:p text:style-name="P3">write _num</text:p>
      <text:p text:style-name="P3">.end</text:p>
      <text:p text:style-name="P2"/>
      <text:p text:style-name="P2">Decision:</text:p>
      <text:p text:style-name="P2"/>
      <text:p text:style-name="P4">.main</text:p>
      <text:p text:style-name="P3">push 123</text:p>
      <text:p text:style-name="P3">write _num</text:p>
      <text:p text:style-name="P3">.end</text:p>
      <text:p text:style-name="P2"/>
      <text:p text:style-name="P2">A method of encoding errors</text:p>
      <text:p text:style-name="P2"/>
      <text:p text:style-name="P2">XY – where X is the degree of error danger:</text:p>
      <text:p text:style-name="P2"/>
      <text:p text:style-name="P2">1 — uncritical, does not affect the behavior of the program.</text:p>
      <text:p text:style-name="P2">2 — affects the behavior of the program, but the execution of the program is possible.</text:p>
      <text:p text:style-name="P2">3 — critical, strongly affects the execution of the program, the program can not be executed correctly.</text:p>
      <text:p text:style-name="P2"/>
      <text:p text:style-name="P2">Y is the error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7:36:34.366000000</meta:creation-date>
    <dc:date>2019-04-13T17:39:06.882000000</dc:date>
    <meta:editing-duration>PT2M32S</meta:editing-duration>
    <meta:editing-cycles>1</meta:editing-cycles>
    <meta:document-statistic meta:table-count="0" meta:image-count="0" meta:object-count="0" meta:page-count="1" meta:paragraph-count="29" meta:word-count="172" meta:character-count="947" meta:non-whitespace-character-count="800"/>
    <meta:generator>LibreOffice/6.1.4.2$Windows_x86 LibreOffice_project/9d0f32d1f0b509096fd65e0d4bec26ddd1938fd3</meta:generator>
  </office:meta>
</office:document-meta>
</file>